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gency FB" svg:font-family="'Agency FB'"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Segoe UI Black" svg:font-family="'Segoe UI Black'"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T1" style:family="text">
      <style:text-properties fo:color="#df2f72" style:font-name="Segoe UI Black" fo:font-size="36pt" fo:letter-spacing="normal" fo:font-weight="bold" style:font-size-asian="36pt" style:font-weight-asian="bold" style:font-size-complex="36pt"/>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fo:color="#7e517f" style:font-name="Agency FB" fo:font-size="20pt" fo:font-weight="bold" style:font-size-asian="20pt" style:font-weight-asian="bold" style:font-size-complex="20pt" style:font-weight-complex="bold"/>
    </style:style>
    <style:style style:name="T5" style:family="text">
      <style:text-properties fo:color="#7e517f" fo:font-size="26pt" fo:font-weight="bold" style:font-size-asian="26pt" style:font-weight-asian="bold" style:font-size-complex="26pt" style:font-weight-complex="bold"/>
    </style:style>
    <style:style style:name="T6" style:family="text">
      <style:text-properties fo:font-style="italic" style:font-style-asian="italic" style:font-style-complex="italic"/>
    </style:style>
    <style:style style:name="T7" style:family="text">
      <style:text-properties fo:color="#fc52e4"/>
    </style:style>
    <style:style style:name="T8" style:family="text">
      <style:text-properties fo:color="#ff7db2"/>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esearch Report</text:span></text:p>
      <text:p text:style-name="Standard"><text:span text:style-name="T4">Effect of Central Bank Digital Currency (CBDC) Awareness on Cash Usage Patterns</text:span></text:p>
      <text:p text:style-name="Standard"><text:span text:style-name="T6">Submitted By:</text:span><text:line-break/><text:span text:style-name="T2">Anuj Pal</text:span></text:p>
      <text:list xml:id="list8289483074166070895" text:style-name="Outline">
        <text:list-item>
          <text:list>
            <text:list-item>
              <text:h text:style-name="Heading_20_2" text:outline-level="2"><text:span text:style-name="T7">1. Introduction</text:span></text:h>
            </text:list-item>
          </text:list>
        </text:list-item>
      </text:list>
      <text:p text:style-name="Standard">In the digital transformation era, monetary systems are undergoing unprecedented change. Central Bank Digital Currency (CBDC) is a groundbreaking innovation introduced by central banks globally, including the Reserve Bank of India (RBI), to represent the digital form of sovereign currency. CBDCs aim to merge the efficiency and security of digital payments with the trust and legal tender status of traditional fiat currency.<text:line-break/><text:line-break/>According to the Bank for International Settlements (2023), over 130 countries are exploring or piloting CBDCs, with countries like Nigeria (eNaira), Bahamas (Sand Dollar), and China (e-CNY) already rolling out pilot versions. India launched its CBDC pilot in December 2022, targeting both wholesale and retail segments.<text:line-break/><text:line-break/>This study delves into how awareness of CBDC influences individuals’ patterns of using or avoiding cash, considering behavioral, technological, and psychological dimensions.</text:p>
      <text:list xml:id="list37703941" text:continue-numbering="true" text:style-name="Outline">
        <text:list-item>
          <text:list>
            <text:list-item>
              <text:h text:style-name="Heading_20_2" text:outline-level="2"><text:span text:style-name="T8">2. Problem Statement</text:span></text:h>
            </text:list-item>
          </text:list>
        </text:list-item>
      </text:list>
      <text:p text:style-name="Standard">Despite significant growth in digital payments, India still ranks among the highest cash-dependent economies globally. With RBI launching the Digital Rupee, it becomes crucial to assess whether creating awareness around CBDC can alter cash usage behavior. Can education, trust-building, and digital incentives encourage users to shift toward CBDCs over time?</text:p>
      <text:list xml:id="list37684496" text:continue-numbering="true" text:style-name="Outline">
        <text:list-item>
          <text:list>
            <text:list-item>
              <text:h text:style-name="Heading_20_2" text:outline-level="2"><text:span text:style-name="T8">3. Objectives of the Study</text:span></text:h>
            </text:list-item>
          </text:list>
        </text:list-item>
      </text:list>
      <text:p text:style-name="Standard">- Quantify the level of awareness and familiarity with CBDC among users.<text:line-break/>- Evaluate whether awareness correlates with reduced reliance on cash.<text:line-break/>- Examine the perception of security and privacy in influencing adoption decisions.<text:line-break/>- Investigate existing digital habits and payment patterns.<text:line-break/>- Provide actionable insights for policy implementation.</text:p>
      <text:list xml:id="list37705640" text:continue-numbering="true" text:style-name="Outline">
        <text:list-item>
          <text:list>
            <text:list-item>
              <text:h text:style-name="Heading_20_2" text:outline-level="2"><text:span text:style-name="T8">4. Hypotheses</text:span></text:h>
            </text:list-item>
          </text:list>
        </text:list-item>
      </text:list>
      <text:p text:style-name="Standard">Hypothesis 1: Is there a difference in CBDC adoption willingness between males and females?</text:p>
      <text:p text:style-name="Standard"><text:soft-page-break/>Test Used: Independent T-test compares the average CBDC adoption willingness between males and females.</text:p>
      <text:p text:style-name="Standard">Hypothesis 2: Is there a relationship between trust in CBDC security and willingness to adopt it?</text:p>
      <text:p text:style-name="Standard">Test Used: Pearson Correlation (measures the strength and direction of a linear relationship).</text:p>
      <text:p text:style-name="Standard">Hypothesis 3: Do education level and awareness predict CBDC adoption willingness?</text:p>
      <text:p text:style-name="Standard">Test Used: Multiple Linear Regression</text:p>
      <text:p text:style-name="Standard">Hypothesis 4: Is there a relationship between education level and CBDC willingness (categorical)?</text:p>
      <text:p text:style-name="Standard">Test Used: Chi-Square Test of Independence</text:p>
      <text:list xml:id="list37678056" text:continue-numbering="true" text:style-name="Outline">
        <text:list-item>
          <text:list>
            <text:list-item>
              <text:h text:style-name="Heading_20_2" text:outline-level="2"><text:span text:style-name="T8">5. Literature Review</text:span></text:h>
            </text:list-item>
          </text:list>
        </text:list-item>
      </text:list>
      <text:p text:style-name="Standard">Numerous studies provide foundational insights:<text:line-break/>- BIS Annual Report (2023): Public trust and digital literacy are key drivers in CBDC adoption.<text:line-break/>- IMF Working Paper (2022): CBDCs can support financial inclusion if well communicated.<text:line-break/>- RBI Concept Note (2022): Objectives of CBDC implementation in India include efficiency, safety, and reduced currency management cost.<text:line-break/>- PwC CBDC Global Index (2023): 61% of central banks believe public awareness and education are the most critical preconditions for CBDC success.<text:line-break/><text:line-break/>These sources collectively suggest that public understanding and behavioral readiness are the linchpins of successful CBDC integration.</text:p>
      <text:list xml:id="list37700227" text:continue-numbering="true" text:style-name="Outline">
        <text:list-item>
          <text:list>
            <text:list-item>
              <text:h text:style-name="Heading_20_2" text:outline-level="2"><text:span text:style-name="T8">6. Research Methodology</text:span></text:h>
            </text:list-item>
          </text:list>
        </text:list-item>
      </text:list>
      <text:p text:style-name="Standard">Sampling Details:<text:line-break/>- Sample Size: 76 respondents<text:line-break/>- Sampling Technique: Simple Random Sampling<text:line-break/>- Target Group: Tech-savvy urban individuals aged 18–34<text:line-break/>- Tool Used: Structured Google Form<text:line-break/><text:line-break/>Analytical Tools:<text:line-break/>- Microsoft Excel – Data tabulation<text:line-break/>- Python (pandas, matplotlib, statsmodels) – Descriptive statistics &amp; Logistic Regression</text:p>
      <text:list xml:id="list37690962" text:continue-numbering="true" text:style-name="Outline">
        <text:list-item>
          <text:list>
            <text:list-item>
              <text:h text:style-name="Heading_20_2" text:outline-level="2"><text:span text:style-name="T8">7. Questionnaire Overview</text:span></text:h>
            </text:list-item>
          </text:list>
        </text:list-item>
      </text:list>
      <text:p text:style-name="Standard">The survey consisted of:<text:line-break/><text:line-break/><text:span text:style-name="T2">Section A</text:span>: Demographics<text:line-break/><text:soft-page-break/>- Name, Age, Gender, City, Education Level<text:line-break/><text:line-break/><text:span text:style-name="T2">Section B</text:span>: Behavior and Usage<text:line-break/>- Types of transactions suitable for CBDC<text:line-break/>- Likelihood of reducing cash if CBDC is introduced<text:line-break/>- Frequency of digital payment usage<text:line-break/>- Preferred incentives for adopting CBDC<text:line-break/>- Anticipated financial behavior change</text:p>
      <text:p text:style-name="Standard"><text:span text:style-name="T2">Section C</text:span>: Awareness and Perception<text:line-break/>- Familiarity with CBDC<text:line-break/>- Source of information (News, Social Media, Bank, etc.)<text:line-break/>- Perception of CBDC's security<text:line-break/>- Role of data privacy in decision-making</text:p>
      <text:list xml:id="list37674741" text:continue-numbering="true" text:style-name="Outline">
        <text:list-item>
          <text:list>
            <text:list-item>
              <text:h text:style-name="Heading_20_2" text:outline-level="2"><text:span text:style-name="T8">8. Data Analysis</text:span></text:h>
            </text:list-item>
          </text:list>
        </text:list-item>
      </text:list>
      <text:p text:style-name="Standard"/>
      <text:p text:style-name="Standard"><text:span text:style-name="T10">Descriptive Statistics</text:span><text:span text:style-name="T9"><text:line-break/></text:span>- 92% of participants were between 19–34 years.<text:line-break/>- 85% used digital payments daily.<text:line-break/>- Over 90% reported familiarity with CBDC.<text:line-break/>- Small everyday purchases and online shopping were the top categories for potential CBDC use.<text:line-break/><text:line-break/><text:span text:style-name="T10">Logistic Regression Analysis</text:span><text:line-break/>- Dependent Variable: Cash usage reduction<text:line-break/>- Independent Variables: CBDC awareness, security perception, digital habits<text:line-break/><text:line-break/>Results showed statistically <text:span text:style-name="T3">significant correlation</text:span> between CBDC awareness and lower cash usage.</text:p>
      <text:list xml:id="list37685258" text:continue-numbering="true" text:style-name="Outline">
        <text:list-item>
          <text:list>
            <text:list-item>
              <text:h text:style-name="Heading_20_2" text:outline-level="2"><text:span text:style-name="T8">9. Key Insights</text:span></text:h>
            </text:list-item>
          </text:list>
        </text:list-item>
      </text:list>
      <text:p text:style-name="Standard">- Higher awareness directly contributes to a reduction in cash preference.<text:line-break/>- Security perception and trust are vital in transitioning toward CBDC.<text:line-break/>- Incentives like cashback and low transaction fees can boost CBDC adoption.<text:line-break/>- Data privacy concerns remain a major barrier for hesitant users.</text:p>
      <text:list xml:id="list37705276" text:continue-numbering="true" text:style-name="Outline">
        <text:list-item>
          <text:list>
            <text:list-item>
              <text:h text:style-name="Heading_20_2" text:outline-level="2"><text:span text:style-name="T8">10. Limitations</text:span></text:h>
            </text:list-item>
          </text:list>
        </text:list-item>
      </text:list>
      <text:p text:style-name="Standard">- Sample not fully representative of India's population (urban bias).<text:line-break/>- Small sample size (n=76) limits generalizability.<text:line-break/>- Self-reported data may introduce desirability bias.</text:p>
      <text:list xml:id="list37695493" text:continue-numbering="true" text:style-name="Outline">
        <text:list-item>
          <text:list>
            <text:list-item>
              <text:h text:style-name="Heading_20_2" text:outline-level="2"><text:soft-page-break/><text:span text:style-name="T8">11. Conclusion</text:span></text:h>
            </text:list-item>
          </text:list>
        </text:list-item>
      </text:list>
      <text:p text:style-name="Standard">The study confirms that CBDC awareness has a statistically significant impact on individual cash usage behavior. Users who understand the concept and trust its implementation are more likely to transition away from cash, particularly when supported by incentives and security guarantees. This finding aligns with global observations and policy recommendations.</text:p>
      <text:list xml:id="list37696381" text:continue-numbering="true" text:style-name="Outline">
        <text:list-item>
          <text:list>
            <text:list-item>
              <text:h text:style-name="Heading_20_2" text:outline-level="2"><text:span text:style-name="T8">12. Policy Recommendations</text:span></text:h>
            </text:list-item>
          </text:list>
        </text:list-item>
      </text:list>
      <text:p text:style-name="Standard">Policymakers and central banks should:<text:line-break/>- Launch nationwide awareness programs on CBDC through media, banking apps, and educational campaigns.<text:line-break/>- Enhance user trust through transparency, strong privacy regulations, and grievance redressal mechanisms.<text:line-break/>- Promote early adoption with loyalty rewards, merchant discounts, or utility rebates.<text:line-break/>- Ensure inclusivity by developing user-friendly mobile interfaces and offline transaction options for remote areas.</text:p>
      <text:list xml:id="list37690573" text:continue-numbering="true" text:style-name="Outline">
        <text:list-item>
          <text:list>
            <text:list-item>
              <text:h text:style-name="Heading_20_2" text:outline-level="2"><text:span text:style-name="T8">13. References</text:span></text:h>
            </text:list-item>
          </text:list>
        </text:list-item>
      </text:list>
      <text:p text:style-name="Standard">- RBI Concept Note on Central Bank Digital Currency (2022)<text:line-break/>- Primary Data (Google Form Responses)</text:p>
      <text:p text:style-name="Standard"/>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gency FB" svg:font-family="'Agency FB'"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Segoe UI Black" svg:font-family="'Segoe UI Black'"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name-complex="F" style:font-size-complex="10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name-complex="F"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name-complex="F"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name-complex="F"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libri" style:font-name-complex="F"/>
    </style:style>
    <style:style style:name="Heading_20_6_20_Char" style:display-name="Heading 6 Char" style:family="text" style:parent-style-name="Default_20_Paragraph_20_Font">
      <style:text-properties fo:color="#243f60" style:font-name="Calibri"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name-complex="F" style:font-style-complex="italic"/>
    </style:style>
    <style:style style:name="Heading_20_8_20_Char" style:display-name="Heading 8 Char" style:family="text" style:parent-style-name="Default_20_Paragraph_20_Font">
      <style:text-properties fo:color="#4f81bd" style:font-name="Calibri"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name-complex="F"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o_20_Spacing_20_Char" style:display-name="No Spacing Char" style:family="text" style:parent-style-name="Default_20_Paragraph_20_Font"/>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dc:creator>A P</dc:creator>
    <meta:editing-cycles>2</meta:editing-cycles>
    <meta:creation-date>2025-06-04T19:37:00</meta:creation-date>
    <dc:date>2025-06-07T17:42:35.57</dc:date>
    <meta:editing-duration>PT1S</meta:editing-duration>
    <meta:generator>OpenOffice/4.1.11$Win32 OpenOffice.org_project/4111m1$Build-9808</meta:generator>
    <meta:document-statistic meta:table-count="0" meta:image-count="0" meta:object-count="0" meta:page-count="4" meta:paragraph-count="38" meta:word-count="859" meta:character-count="59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